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1c99" officeooo:paragraph-rsid="00071c99"/>
    </style:style>
    <style:style style:name="P2" style:family="paragraph" style:parent-style-name="Standard">
      <style:paragraph-properties fo:text-align="center" style:justify-single-word="false"/>
      <style:text-properties style:font-name="Nimbus Sans1" fo:font-size="26pt" officeooo:rsid="00071c99" officeooo:paragraph-rsid="00071c99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style:font-name="Nimbus Sans1" fo:font-size="15pt" officeooo:rsid="00071c99" officeooo:paragraph-rsid="00071c99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font-name="Nimbus Sans1" fo:font-size="28pt" officeooo:rsid="00071c99" officeooo:paragraph-rsid="00071c99" style:font-size-asian="28pt" style:font-size-complex="28pt"/>
    </style:style>
    <style:style style:name="T1" style:family="text">
      <style:text-properties style:font-name="Nimbus Sans"/>
    </style:style>
    <style:style style:name="T2" style:family="text">
      <style:text-properties style:font-name="Nimbus Sans"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s: Marcos, Gustavo, Guilherme P, Ricardo , Daniel <text:s text:c="13"/>N: 12, 8, 9, 4, 19 <text:s text:c="11"/>2:C</text:p>
      <text:p text:style-name="P1"/>
      <text:p text:style-name="P1"/>
      <text:p text:style-name="P1"/>
      <text:p text:style-name="P1"/>
      <text:p text:style-name="P4"><text:span text:style-name="T2">·</text:span>Relatorio Matematica<text:span text:style-name="T2">·</text:span></text:p>
      <text:p text:style-name="P2"/>
      <text:p text:style-name="P2"/>
      <text:p text:style-name="P3"><text:span text:style-name="T1">·1R:Ira aparecer o valor final da variavel depois do while.</text:span></text:p>
      <text:p text:style-name="P3"><text:span text:style-name="T1"/></text:p>
      <text:p text:style-name="P3"><text:span text:style-name="T1"/></text:p>
      <text:p text:style-name="P3"><text:span text:style-name="T1">·2R: Não esta associado a variavel de lista das teclas.</text:span></text:p>
      <text:p text:style-name="P3"><text:span text:style-name="T1"/></text:p>
      <text:p text:style-name="P3"><text:span text:style-name="T1"/></text:p>
      <text:p text:style-name="P3"><text:span text:style-name="T1">·3R:Sim depois que associamos o valor do contador a lista de itens e colocamos o “onclick” é atribuimos “tocasompom” o som ira reproduzir.</text:span></text:p>
      <text:p text:style-name="P3"><text:span text:style-name="T1"/></text:p>
      <text:p text:style-name="P3"><text:span text:style-name="T1">·4R:Sim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Sans" svg:font-family="'Nimbus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1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30T08:00:03.940909145</meta:creation-date>
    <dc:date>2023-10-30T08:11:38.122471265</dc:date>
    <meta:editing-duration>PT11M34S</meta:editing-duration>
    <meta:editing-cycles>1</meta:editing-cycles>
    <meta:document-statistic meta:table-count="0" meta:image-count="0" meta:object-count="0" meta:page-count="1" meta:paragraph-count="6" meta:word-count="61" meta:character-count="382" meta:non-whitespace-character-count="303"/>
    <meta:generator>LibreOffice/6.4.7.2$Linux_X86_64 LibreOffice_project/40$Build-2</meta:generator>
  </office:meta>
</office:document-meta>
</file>